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4" style:family="text">
      <style:text-properties style:font-name="Source Sans Pro Semibold2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axos projec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ity proof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f a value is decided, it was proposed by at </text:span><text:span text:style-name="T1">least one process :</text:span></text:p>
              </text:list-item>
              <text:list-item>
                <text:p><text:span text:style-name="T2">triv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317cm" svg:x="1cm" svg:y="1.091cm" presentation:class="title" presentation:user-transformed="true">
          <draw:text-box>
            <text:p>Agreement proof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o two process can decide different values :</text:p>
              </text:list-item>
              <text:list-item>
                <text:p><text:span text:style-name="T2">Assume two nodes p and q return different results.</text:span></text:p>
              </text:list-item>
              <text:list-item>
                <text:p><text:span text:style-name="T2">Assume that q has highest ballot number</text:span></text:p>
              </text:list-item>
              <text:list-item>
                <text:p><text:span text:style-name="T2">Q₁ = quorum gathered by q in second round</text:span></text:p>
              </text:list-item>
              <text:list-item>
                <text:p><text:span text:style-name="T2">Q₂ = quorum gathered by p in first round</text:span></text:p>
              </text:list-item>
              <text:list-item>
                <text:p><text:span text:style-name="T2">r ∈ Q₁ </text:span><text:span text:style-name="T3">∩</text:span><text:span text:style-name="T4"> Q₂</text:span></text:p>
              </text:list-item>
            </text:list>
            <text:list text:style-name="L3">
              <text:list-item>
                <text:p><text:span text:style-name="T4">Either r acknoledged first to q → p would have </text:span><text:span text:style-name="T4">learnt that q already imposed a value.</text:span></text:p>
              </text:list-item>
              <text:list-item>
                <text:p><text:span text:style-name="T4">Or r acknoledged first to p → q would have learnt </text:span><text:span text:style-name="T4">that p knows a higher ballot number.</text:span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lidity proof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f a value is decided, it was proposed by at </text:span><text:span text:style-name="T1">least one process :</text:span></text:p>
              </text:list-item>
              <text:list-item>
                <text:p><text:span text:style-name="T2">trivia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struction-free proof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f a process proposes, it eventually decides or aborts :</text:p>
              </text:list-item>
              <text:list-item>
                <text:p><text:span text:style-name="T2">Communication channels are reliable → every READ </text:span><text:span text:style-name="T2">or IMPOSE broadcast eventually gather a quorum.</text:span></text:p>
              </text:list-item>
              <text:list-item>
                <text:p><text:span text:style-name="T1">If there is a time after which a single correct </text:span><text:span text:style-name="T1">process p proposes a value sufficiently many </text:span><text:span text:style-name="T1">times, p eventually decides :</text:span></text:p>
              </text:list-item>
              <text:list-item>
                <text:p><text:span text:style-name="T2">p reaches arbitrary high ballot number → p decid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struction-free proof (bis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If a correct process decides, no process abort indefinitely often :</text:p>
              </text:list-item>
              <text:list-item>
                <text:p><text:span text:style-name="T2">A process decides → its ballot number is kept in the </text:span><text:span text:style-name="T2">system</text:span></text:p>
              </text:list-item>
              <text:list-item>
                <text:p><text:span text:style-name="T2">No higher ballot number can be imposed</text:span></text:p>
              </text:list-item>
              <text:list-item>
                <text:p><text:span text:style-name="T2">READ request → DECIDE previous ballo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chmarks</text:p>
          </draw:text-box>
        </draw:frame>
        <draw:frame draw:style-name="gr2" draw:text-style-name="P3" draw:layer="layout" svg:width="19.14cm" svg:height="13cm" svg:x="4.43cm" svg:y="5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08:45:56.792449338</meta:creation-date>
    <meta:editing-duration>PT14M42S</meta:editing-duration>
    <meta:editing-cycles>3</meta:editing-cycles>
    <meta:generator>LibreOffice/6.2.4.2$Linux_X86_64 LibreOffice_project/20$Build-2</meta:generator>
    <dc:title>Alizarin</dc:title>
    <dc:date>2019-06-21T09:33:57.910866331</dc:date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41cm" svg:height="13.001cm" xlink:href="." xlink:type="simple" chart:class="chart:line" chart:style-name="ch1">
        <chart:legend svg:x="14.177cm" svg:y="0.459cm" style:legend-expansion="custom" chartooo:width="4.292cm" chartooo:height="1.594cm" style:legend-expansion-aspect-ratio="2.69259723964868" chart:style-name="ch2"/>
        <chart:plot-area chart:style-name="ch3" chart:data-source-has-labels="both" svg:x="1.393cm" svg:y="0.26cm" svg:width="17.366cm" svg:height="11.5cm">
          <chartooo:coordinate-region svg:x="2.2cm" svg:y="0.46cm" svg:width="16.187cm" svg:height="10.653cm"/>
          <chart:axis chart:dimension="x" chart:name="primary-x" chart:style-name="ch4" chartooo:axis-type="auto">
            <chartooo:date-scale/>
            <chart:title svg:x="8.101cm" svg:y="12.02cm" chart:style-name="ch5">
              <text:p>time before leader election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157cm" chart:style-name="ch7">
              <text:p>average time before decision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processes</text:p>
              </table:table-cell>
              <table:table-cell office:value-type="string">
                <text:p>10 processes</text:p>
              </table:table-cell>
              <table:table-cell office:value-type="string">
                <text:p>100 processes</text:p>
              </table:table-cell>
            </table:table-row>
          </table:table-header-rows>
          <table:table-rows>
            <table:table-row>
              <table:table-cell office:value-type="string">
                <text:p>500</text:p>
              </table:table-cell>
              <table:table-cell office:value-type="float" office:value="9">
                <text:p>9</text:p>
              </table:table-cell>
              <table:table-cell office:value-type="float" office:value="19.75">
                <text:p>19.7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75">
                <text:p>9.75</text:p>
              </table:table-cell>
              <table:table-cell office:value-type="float" office:value="22.25">
                <text:p>22.25</text:p>
              </table:table-cell>
              <table:table-cell office:value-type="float" office:value="295.75">
                <text:p>295.7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.25">
                <text:p>11.25</text:p>
              </table:table-cell>
              <table:table-cell office:value-type="float" office:value="28">
                <text:p>28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3.25">
                <text:p>13.25</text:p>
              </table:table-cell>
              <table:table-cell office:value-type="float" office:value="31.25">
                <text:p>31.25</text:p>
              </table:table-cell>
              <table:table-cell office:value-type="float" office:value="256.5">
                <text:p>25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